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evel 1 title 1</text:h>
      <text:h text:style-name="Heading_20_2" text:outline-level="2">Level 2 title 1</text:h>
      <text:h text:style-name="Heading_20_1" text:outline-level="1">Level 1 title 2</text:h>
      <text:h text:style-name="Heading_20_3" text:outline-level="3">Level 3 title 1</text:h>
      <text:h text:style-name="Heading_20_2" text:outline-level="2">Level 2 title 2</text:h>
      <text:h text:style-name="Heading_20_1" text:outline-level="1">Level 1 title 3</text:h>
      <text:h text:style-name="Heading_20_2" text:outline-level="2">Level 2 title 1</text:h>
      <text:h text:style-name="Heading_20_3" text:outline-level="3">Level 3 title 1</text:h>
      <text:h text:style-name="Heading_20_3" text:outline-level="3">Level 3 title 2</text:h>
      <text:h text:style-name="Heading_20_2" text:outline-level="2">Level 2 title 2</text:h>
      <text:h text:style-name="Heading_20_3" text:outline-level="3">Level 3 title 1</text:h>
      <text:h text:style-name="Heading_20_3" text:outline-level="3">Level 3 title 2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Bitstream Vera 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Bitstream Vera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19T10:29:35</meta:creation-date>
    <dc:date>2009-11-19T10:49:26</dc:date>
    <meta:editing-duration>PT00H05M55S</meta:editing-duration>
    <meta:editing-cycles>2</meta:editing-cycles>
    <meta:generator>LibreOffice/6.0.3.2$MacOSX_X86_64 LibreOffice_project/8f48d515416608e3a835360314dac7e47fd0b821</meta:generator>
    <dc:title>Lpod TOC test</dc:title>
    <meta:document-statistic meta:table-count="0" meta:image-count="0" meta:object-count="0" meta:page-count="1" meta:paragraph-count="12" meta:word-count="48" meta:character-count="180" meta:non-whitespace-character-count="144"/>
  </office:meta>
</office:document-meta>
</file>